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547cm" fo:margin-left="0cm" table:align="left"/>
    </style:style>
    <style:style style:name="Table1.A" style:family="table-column">
      <style:table-column-properties style:column-width="6.117cm"/>
    </style:style>
    <style:style style:name="Table1.B" style:family="table-column">
      <style:table-column-properties style:column-width="11.43cm"/>
    </style:style>
    <style:style style:name="Table1.1" style:family="table-row">
      <style:table-row-properties style:min-row-height="1cm"/>
    </style:style>
    <style:style style:name="Table1.A1" style:family="table-cell">
      <style:table-cell-properties style:vertical-align="middle" fo:padding-left="0.191cm" fo:padding-right="0.191cm" fo:padding-top="0cm" fo:padding-bottom="0cm" fo:border="0.018cm solid #000000"/>
    </style:style>
    <style:style style:name="Table1.7" style:family="table-row">
      <style:table-row-properties style:min-row-height="2.124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tru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Normal">
      <style:text-properties fo:font-weight="bold" style:font-weight-asian="bold"/>
    </style:style>
    <style:style style:name="P4" style:family="paragraph" style:parent-style-name="Normal">
      <style:text-properties fo:language="nb" fo:country="NO"/>
    </style:style>
    <style:style style:name="P5" style:family="paragraph" style:parent-style-name="Normal">
      <style:text-properties fo:language="nb" fo:country="NO" fo:font-weight="bold" style:font-weight-asian="bold"/>
    </style:style>
    <style:style style:name="P6" style:family="paragraph" style:parent-style-name="Normal">
      <style:paragraph-properties fo:text-align="center" style:justify-single-word="false"/>
      <style:text-properties fo:font-size="14pt" fo:language="nb" fo:country="NO" fo:font-weight="bold" style:font-size-asian="14pt" style:font-weight-asian="bold" style:font-size-complex="14pt"/>
    </style:style>
    <style:style style:name="P7" style:family="paragraph" style:parent-style-name="Normal">
      <style:paragraph-properties fo:text-align="center" style:justify-single-word="false"/>
      <style:text-properties fo:font-size="10pt" fo:language="nb" fo:country="NO" fo:font-style="italic" style:font-size-asian="10pt" style:font-style-asian="italic" style:font-size-complex="10pt"/>
    </style:style>
    <style:style style:name="P8" style:family="paragraph" style:parent-style-name="Normal">
      <style:paragraph-properties fo:line-height="150%" fo:text-align="center" style:justify-single-word="false"/>
      <style:text-properties fo:font-size="10pt" fo:language="nb" fo:country="NO" fo:font-style="italic" style:font-size-asian="10pt" style:font-style-asian="italic" style:font-size-complex="10pt"/>
    </style:style>
    <style:style style:name="P9" style:family="paragraph" style:parent-style-name="Normal">
      <style:text-properties fo:font-size="10pt" fo:language="nb" fo:country="NO" fo:font-style="italic" fo:font-weight="bold" style:font-size-asian="10pt" style:font-style-asian="italic" style:font-weight-asian="bold" style:font-size-complex="10pt"/>
    </style:style>
    <style:style style:name="P10" style:family="paragraph" style:parent-style-name="Normal">
      <style:text-properties fo:font-size="10pt" fo:language="nb" fo:country="NO" fo:font-weight="bold" style:font-size-asian="10pt" style:font-weight-asian="bold" style:font-size-complex="10pt"/>
    </style:style>
    <style:style style:name="P11" style:family="paragraph" style:parent-style-name="Normal">
      <style:text-properties fo:font-size="10pt" fo:language="nb" fo:country="NO" style:font-size-asian="10pt" style:font-size-complex="10pt"/>
    </style:style>
    <style:style style:name="P12" style:family="paragraph" style:parent-style-name="Normal">
      <style:text-properties fo:font-size="8pt" fo:language="nb" fo:country="NO" style:font-size-asian="8pt" style:font-size-complex="8pt"/>
    </style:style>
    <style:style style:name="P13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font-size="10pt" fo:language="nb" fo:country="NO" style:font-size-asian="10pt" style:font-size-complex="10pt"/>
    </style:style>
    <style:style style:name="P14" style:family="paragraph" style:parent-style-name="Normal" style:list-style-name="L1">
      <style:text-properties fo:font-size="10pt" fo:language="nb" fo:country="NO" style:font-size-asian="10pt" style:font-size-complex="10pt"/>
    </style:style>
    <style:style style:name="P15" style:family="paragraph" style:parent-style-name="Normal" style:list-style-name="L2">
      <style:text-properties fo:font-size="10pt" fo:language="nb" fo:country="NO" style:font-size-asian="10pt" style:font-size-complex="10pt"/>
    </style:style>
    <style:style style:name="P16" style:family="paragraph" style:parent-style-name="Normal">
      <style:paragraph-properties>
        <style:tab-stops>
          <style:tab-stop style:position="6.562cm"/>
          <style:tab-stop style:position="8.89cm"/>
          <style:tab-stop style:position="10.583cm"/>
        </style:tab-stops>
      </style:paragraph-properties>
    </style:style>
    <style:style style:name="P17" style:family="paragraph" style:parent-style-name="Normal" style:master-page-name="MP0">
      <style:paragraph-properties style:page-number="auto" fo:break-before="page"/>
      <style:text-properties fo:language="nb" fo:country="NO"/>
    </style:style>
    <style:style style:name="P18" style:family="paragraph" style:parent-style-name="Standard">
      <style:text-properties fo:font-size="10pt" fo:language="nb" fo:country="NO" fo:font-weight="bold" style:font-size-asian="10pt" style:font-weight-asian="bold" style:font-size-complex="10pt"/>
    </style:style>
    <style:style style:name="P19" style:family="paragraph">
      <style:paragraph-properties fo:text-align="start"/>
      <style:text-properties style:text-line-through-style="none" fo:font-family="Arial" style:font-family-generic="swiss" style:font-pitch="variable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0pt" fo:letter-spacing="normal" fo:language="nb" fo:country="NO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nb" style:country-asian="NO" style:font-style-asian="normal" style:font-weight-asian="normal" style:font-name-complex="Times New Roman" style:font-size-complex="10pt" style:language-complex="ar" style:country-complex="SA" style:font-style-complex="normal" style:font-weight-complex="normal" style:text-scale="100%" style:font-relief="none"/>
    </style:style>
    <style:style style:name="T2" style:family="text">
      <style:text-properties fo:language="nb" fo:country="NO"/>
    </style:style>
    <style:style style:name="T3" style:family="text">
      <style:text-properties fo:language="nb" fo:country="NO" style:language-asian="nb" style:country-asian="NO"/>
    </style:style>
    <style:style style:name="T4" style:family="text">
      <style:text-properties fo:font-size="10pt" fo:language="nb" fo:country="NO" fo:font-weight="bold" style:font-size-asian="10pt" style:font-weight-asian="bold" style:font-size-complex="10pt"/>
    </style:style>
    <style:style style:name="T5" style:family="text">
      <style:text-properties fo:font-size="10pt" fo:language="nb" fo:country="NO" fo:font-style="italic" fo:font-weight="bold" style:font-size-asian="10pt" style:font-style-asian="italic" style:font-weight-asian="bold" style:font-size-complex="10pt"/>
    </style:style>
    <style:style style:name="T6" style:family="text">
      <style:text-properties fo:font-size="10pt" fo:language="nb" fo:country="NO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035cm solid #000000" style:writing-mode="lr-tb">
        <style:background-image/>
      </style:graphic-properties>
    </style:style>
    <text:list-style style:name="L1">
      <text:list-level-style-bullet text:level="1" text:style-name="WW_5f_CharLFO2LVL1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_5f_CharLFO2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Text Box 1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Check Box 1" form:control-implementation="ooo:com.sun.star.form.component.CheckBox" xml:id="control2" form:id="control2" form:label="Check Box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3" form:id="control3" form:label="Check Box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4" form:id="control4" form:label="Check Box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5" form:id="control5" form:label="Check Box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6" form:id="control6" form:label="Check Box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7" form:id="control7" form:label="Check Box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8" form:id="control8" form:label="Check Box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9" form:id="control9" form:label="Check Box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0" form:id="control10" form:label="Check Box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1" form:id="control11" form:label="Check Box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13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Check Box 2" form:control-implementation="ooo:com.sun.star.form.component.CheckBox" xml:id="control14" form:id="control14" form:label="Check Box 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5" form:id="control15" form:label="Check Box 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4"/>
      <text:p text:style-name="P4"/>
      <text:p text:style-name="P4"/>
      <text:p text:style-name="P6">SØKNAD OM Å FÅ AVHANDLINGEN BEDØMT</text:p>
      <text:p text:style-name="P7">Dette skjemaet må leveres SENEST 3 måneder før planlagt disputas,</text:p>
      <text:p text:style-name="P8"><text:s/>og leveres sammen med forslag til bedømmelseskomité.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Navn kandidat</text:p>
          </table:table-cell>
          <table:table-cell table:style-name="Table1.A1" office:value-type="string">
            <text:p text:style-name="Normal"><text:span text:style-name="Default_20_Paragraph_20_Font"><text:span text:style-name="T4"> </text:span></text:span><text:span text:style-name="Default_20_Paragraph_20_Font"><text:span text:style-name="T4"> </text:span></text:span><text:span text:style-name="Default_20_Paragraph_20_Font"><text:span text:style-name="T4"> </text:span></text:span><text:span text:style-name="Default_20_Paragraph_20_Font"><text:span text:style-name="T4"> </text:span></text:span><text:span text:style-name="Default_20_Paragraph_20_Font"><text:span text:style-name="T4"> </text:span></text:span><text:span text:style-name="Default_20_Paragraph_20_Font"><text:span text:style-name="T4"><draw:control text:anchor-type="as-char" svg:y="-0.852cm" draw:z-index="1" draw:style-name="gr1" draw:text-style-name="P19" svg:width="10.695cm" svg:height="0.581cm" draw:control="control1"/></text:span></text:span></text:p>
          </table:table-cell>
        </table:table-row>
        <table:table-row table:style-name="Table1.1">
          <table:table-cell table:style-name="Table1.A1" office:value-type="string">
            <text:p text:style-name="P5">Disputerer for graden</text:p>
          </table:table-cell>
          <table:table-cell table:style-name="Table1.A1" office:value-type="string">
            <text:p text:style-name="Normal"><text:span text:style-name="Default_20_Paragraph_20_Font"><text:span text:style-name="T7"><text:s/></text:span></text:span><text:span text:style-name="Default_20_Paragraph_20_Font"><text:span text:style-name="T7"><draw:control text:anchor-type="as-char" draw:z-index="2" draw:style-name="gr2" draw:text-style-name="P19" svg:width="0.244cm" svg:height="0.244cm" draw:control="control2"/></text:span></text:span><text:span text:style-name="Default_20_Paragraph_20_Font"><text:span text:style-name="T7">ph.d. <text:s text:c="6"/></text:span></text:span><text:span text:style-name="Default_20_Paragraph_20_Font"><text:span text:style-name="T7"><draw:control text:anchor-type="as-char" draw:z-index="3" draw:style-name="gr2" draw:text-style-name="P19" svg:width="0.244cm" svg:height="0.244cm" draw:control="control3"/></text:span></text:span><text:span text:style-name="Default_20_Paragraph_20_Font"><text:span text:style-name="T7">dr. philos. <text:s/></text:span></text:span></text:p>
          </table:table-cell>
        </table:table-row>
        <table:table-row table:style-name="Table1.1">
          <table:table-cell table:style-name="Table1.A1" office:value-type="string">
            <text:p text:style-name="P5">Avhandlingens tittel</text:p>
          </table:table-cell>
          <table:table-cell table:style-name="Table1.A1" office:value-type="string">
            <text:p text:style-name="Normal"><text:span text:style-name="Default_20_Paragraph_20_Font"><text:span text:style-name="T4"><draw:control text:anchor-type="as-char" svg:y="0.067cm" draw:z-index="13" draw:style-name="gr1" draw:text-style-name="P19" svg:width="10.695cm" svg:height="0.581cm" draw:control="control13"/></text:span></text:span><text:span text:style-name="Default_20_Paragraph_20_Font"><text:span text:style-name="T4"> </text:span></text:span><text:span text:style-name="Default_20_Paragraph_20_Font"><text:span text:style-name="T4"> </text:span></text:span><text:span text:style-name="Default_20_Paragraph_20_Font"><text:span text:style-name="T4"> </text:span></text:span><text:span text:style-name="Default_20_Paragraph_20_Font"><text:span text:style-name="T4"> </text:span></text:span><text:span text:style-name="Default_20_Paragraph_20_Font"><text:span text:style-name="T4"> </text:span></text:span></text:p>
          </table:table-cell>
        </table:table-row>
        <table:table-row table:style-name="Table1.1">
          <table:table-cell table:style-name="Table1.A1" office:value-type="string">
            <text:p text:style-name="P5">Avhandlingstype</text:p>
          </table:table-cell>
          <table:table-cell table:style-name="Table1.A1" office:value-type="string">
            <text:p text:style-name="Normal"><text:span text:style-name="Default_20_Paragraph_20_Font"><text:span text:style-name="T4"><draw:control text:anchor-type="as-char" draw:z-index="4" draw:style-name="gr2" draw:text-style-name="P19" svg:width="0.244cm" svg:height="0.244cm" draw:control="control4"/></text:span></text:span><text:span text:style-name="Default_20_Paragraph_20_Font"><text:span text:style-name="T4">Monografi <text:s text:c="20"/></text:span></text:span><text:span text:style-name="Default_20_Paragraph_20_Font"><text:span text:style-name="T4"><draw:control text:anchor-type="as-char" draw:z-index="5" draw:style-name="gr2" draw:text-style-name="P19" svg:width="0.244cm" svg:height="0.244cm" draw:control="control5"/></text:span></text:span><text:span text:style-name="Default_20_Paragraph_20_Font"><text:span text:style-name="T4">Artikkelbasert </text:span></text:span></text:p>
            <text:p text:style-name="Normal"><text:span text:style-name="Default_20_Paragraph_20_Font"><text:span text:style-name="T5">Ved artikkelbasert avhandlinger skal medforfattererklæringer ligge ved avhandlingen</text:span></text:span></text:p>
          </table:table-cell>
        </table:table-row>
        <table:table-row table:style-name="Table1.1">
          <table:table-cell table:style-name="Table1.A1" office:value-type="string">
            <text:p text:style-name="P5">Er avhandlingen et fellesarbeid (én avhandling levert i felleskap av flere kandidater)</text:p>
          </table:table-cell>
          <table:table-cell table:style-name="Table1.A1" office:value-type="string">
            <text:p text:style-name="Normal"><text:span text:style-name="Default_20_Paragraph_20_Font"><text:span text:style-name="T4"><draw:control text:anchor-type="as-char" draw:z-index="6" draw:style-name="gr2" draw:text-style-name="P19" svg:width="0.244cm" svg:height="0.244cm" draw:control="control6"/></text:span></text:span><text:span text:style-name="Default_20_Paragraph_20_Font"><text:span text:style-name="T4">Ja </text:span></text:span><text:span text:style-name="Default_20_Paragraph_20_Font"><text:span text:style-name="T4"><text:s text:c="11"/></text:span></text:span><text:span text:style-name="Default_20_Paragraph_20_Font"><text:span text:style-name="T4"><draw:control text:anchor-type="as-char" draw:z-index="7" draw:style-name="gr2" draw:text-style-name="P19" svg:width="0.244cm" svg:height="0.244cm" draw:control="control7"/></text:span></text:span><text:span text:style-name="Default_20_Paragraph_20_Font"><text:span text:style-name="T4"> Nei </text:span></text:span><text:span text:style-name="Default_20_Paragraph_20_Font"><text:span text:style-name="T4"><text:s/></text:span></text:span></text:p>
            <text:p text:style-name="P9">Hvis ja: det må legges ved en redegjørelse for hvilke deler av fellesarbeidet som er kandidatens individuelle bidrag</text:p>
          </table:table-cell>
        </table:table-row>
        <table:table-row table:style-name="Table1.1">
          <table:table-cell table:style-name="Table1.A1" office:value-type="string">
            <text:p text:style-name="P5">Leveres doktorgradsarbeidet inn til bedømmelse for første eller andre gang?</text:p>
          </table:table-cell>
          <table:table-cell table:style-name="Table1.A1" office:value-type="string">
            <text:p text:style-name="Normal"><text:span text:style-name="Default_20_Paragraph_20_Font"><text:span text:style-name="T4"><draw:control text:anchor-type="as-char" draw:z-index="8" draw:style-name="gr2" draw:text-style-name="P19" svg:width="0.244cm" svg:height="0.244cm" draw:control="control8"/></text:span></text:span><text:span text:style-name="Default_20_Paragraph_20_Font"><text:span text:style-name="T4">Første gang </text:span></text:span></text:p>
            <text:p text:style-name="P10"/>
            <text:p text:style-name="Normal"><text:span text:style-name="Default_20_Paragraph_20_Font"><text:span text:style-name="T4"><draw:control text:anchor-type="as-char" draw:z-index="9" draw:style-name="gr2" draw:text-style-name="P19" svg:width="0.244cm" svg:height="0.244cm" draw:control="control9"/></text:span></text:span><text:span text:style-name="Default_20_Paragraph_20_Font"><text:span text:style-name="T4">Andre gang </text:span></text:span></text:p>
            <text:p text:style-name="P5"/>
          </table:table-cell>
        </table:table-row>
        <table:table-row table:style-name="Table1.7">
          <table:table-cell table:style-name="Table1.A1" office:value-type="string">
            <text:p text:style-name="P5">Er avhandlingen samtidig levert inn for bedømmelse ved andre institusjoner enn UiO? </text:p>
          </table:table-cell>
          <table:table-cell table:style-name="Table1.A1" office:value-type="string">
            <text:p text:style-name="Normal"><text:span text:style-name="Default_20_Paragraph_20_Font"><text:span text:style-name="T4"><draw:control text:anchor-type="as-char" draw:z-index="10" draw:style-name="gr2" draw:text-style-name="P19" svg:width="0.244cm" svg:height="0.244cm" draw:control="control10"/></text:span></text:span><text:span text:style-name="Default_20_Paragraph_20_Font"><text:span text:style-name="T4">Ja <text:s/></text:span></text:span><text:span text:style-name="Default_20_Paragraph_20_Font"><text:span text:style-name="T4">, oppgi i så fall hvor: </text:span></text:span><text:span text:style-name="Default_20_Paragraph_20_Font"><text:span text:style-name="T4"> </text:span></text:span><text:span text:style-name="Default_20_Paragraph_20_Font"><text:span text:style-name="T4"> </text:span></text:span><text:span text:style-name="Default_20_Paragraph_20_Font"><text:span text:style-name="T4"> </text:span></text:span><text:span text:style-name="Default_20_Paragraph_20_Font"><text:span text:style-name="T4"> </text:span></text:span><text:span text:style-name="Default_20_Paragraph_20_Font"><text:span text:style-name="T4"> </text:span></text:span></text:p>
            <text:p text:style-name="P18"><draw:control text:anchor-type="as-char" svg:y="-0.852cm" draw:z-index="12" draw:style-name="gr1" draw:text-style-name="P19" svg:width="10.695cm" svg:height="0.581cm" draw:control="control12"/></text:p>
            <text:p text:style-name="Normal"><text:span text:style-name="Default_20_Paragraph_20_Font"><text:span text:style-name="T4"><draw:control text:anchor-type="as-char" draw:z-index="11" draw:style-name="gr2" draw:text-style-name="P19" svg:width="0.244cm" svg:height="0.244cm" draw:control="control11"/></text:span></text:span><text:span text:style-name="Default_20_Paragraph_20_Font"><text:span text:style-name="T4">Nei </text:span></text:span></text:p>
          </table:table-cell>
        </table:table-row>
      </table:table>
      <text:p text:style-name="P4"/>
      <text:p text:style-name="P12"/>
      <text:p text:style-name="P4"/>
      <text:p text:style-name="Normal"><text:s text:c="2"/>___________________________</text:p>
      <text:p text:style-name="Normal"><text:s text:c="2"/><text:span text:style-name="Default_20_Paragraph_20_Font"><text:span text:style-name="T8">dato og underskrift doktorgradskandidat</text:span></text:span></text:p>
      <text:p text:style-name="Normal"/>
      <text:p text:style-name="Normal"><text:span text:style-name="Default_20_Paragraph_20_Font"><text:span text:style-name="T6">Følgende </text:span></text:span><text:span text:style-name="Default_20_Paragraph_20_Font"><text:span text:style-name="T4">må</text:span></text:span><text:span text:style-name="Default_20_Paragraph_20_Font"><text:span text:style-name="T6"> </text:span></text:span><text:span text:style-name="Default_20_Paragraph_20_Font"><text:span text:style-name="T4">alltid</text:span></text:span><text:span text:style-name="Default_20_Paragraph_20_Font"><text:span text:style-name="T6"> vedlegges søknaden:</text:span></text:span></text:p>
      <text:list xml:id="list39347740" text:style-name="L1">
        <text:list-item>
          <text:p text:style-name="P14">3 eksemplarer av avhandlingen (5 eksemplarer av avhandlingen for dr. philos)</text:p>
        </text:list-item>
        <text:list-item>
          <text:p text:style-name="P14">Bekreftelse på bestått opplæringsdel (eget skjema)</text:p>
        </text:list-item>
        <text:list-item>
          <text:p text:style-name="P14">Veileders forslag til bedømmelseskomité (eget skjema)</text:p>
        </text:list-item>
      </text:list>
      <text:p text:style-name="P11"/>
      <text:p text:style-name="Normal"><text:span text:style-name="Default_20_Paragraph_20_Font"><text:span text:style-name="T6">Følgende </text:span></text:span><text:span text:style-name="Default_20_Paragraph_20_Font"><text:span text:style-name="T4">må</text:span></text:span><text:span text:style-name="Default_20_Paragraph_20_Font"><text:span text:style-name="T6"> legges ved </text:span></text:span><text:span text:style-name="Default_20_Paragraph_20_Font"><text:span text:style-name="T4">hvis aktuelt</text:span></text:span><text:span text:style-name="Default_20_Paragraph_20_Font"><text:span text:style-name="T6">:</text:span></text:span></text:p>
      <text:list xml:id="list39341377" text:style-name="L2">
        <text:list-item>
          <text:p text:style-name="P15">Medforfattererklæringer ved artikkelbasert avhandling for de artikler hvor det er flere forfattere</text:p>
        </text:list-item>
        <text:list-item>
          <text:p text:style-name="P15">En redegjørelse for hvilke deler av avhandlingen som er kandidatens individuelle bidrag i et fellesarbeid (fellesarbeid = 1 avhandling med flere kandidater som forfattere)</text:p>
        </text:list-item>
        <text:list-item>
          <text:p text:style-name="P15">Dokumentasjon på innhenting av nødvendige tillatelser</text:p>
        </text:list-item>
      </text:list>
      <text:p text:style-name="P13"/>
      <text:p text:style-name="P4"/>
      <text:p text:style-name="P4">Grunnenheten beholder eksemplarene av avhandlingen, mens søknaden og resten av vedleggene sendes fakultetet for godkjenning.</text:p>
      <text:p text:style-name="P4"/>
      <text:p text:style-name="P16"><text:span text:style-name="Default_20_Paragraph_20_Font"><text:span text:style-name="T2">Anbefaler grunnenheten søknaden? <text:tab/></text:span></text:span><text:span text:style-name="Default_20_Paragraph_20_Font"><text:span text:style-name="T2"><draw:control text:anchor-type="as-char" draw:z-index="14" draw:style-name="gr2" draw:text-style-name="P19" svg:width="0.338cm" svg:height="0.338cm" draw:control="control14"/></text:span></text:span><text:span text:style-name="Default_20_Paragraph_20_Font"><text:span text:style-name="T2">JA <text:s text:c="3"/></text:span></text:span><text:span text:style-name="Default_20_Paragraph_20_Font"><text:span text:style-name="T2"><draw:control text:anchor-type="as-char" draw:z-index="15" draw:style-name="gr2" draw:text-style-name="P19" svg:width="0.338cm" svg:height="0.338cm" draw:control="control15"/></text:span></text:span><text:span text:style-name="Default_20_Paragraph_20_Font"><text:span text:style-name="T2">NEI <text:tab/>Hvis nei, legg ved en begrunnelse.</text:span></text:span></text:p>
      <text:p text:style-name="P4"/>
      <text:p text:style-name="P4"/>
      <text:p text:style-name="P4"><text:s text:c="2"/>_______________________________</text:p>
      <text:p text:style-name="Normal"><text:span text:style-name="Default_20_Paragraph_20_Font"><text:span text:style-name="T2"><text:s/></text:span></text:span><text:span text:style-name="Default_20_Paragraph_20_Font"><text:span text:style-name="T6"><text:s/>dato og underskrift grunnenhetens ph.d.-utvalg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nb" fo:country="NO" fo:font-style="normal" fo:text-shadow="none" style:text-underline-style="none" fo:font-weight="normal" style:letter-kerning="false" style:font-size-asian="10pt" style:language-asian="nb" style:country-asian="NO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nb" fo:country="NO" fo:font-style="normal" fo:text-shadow="none" style:text-underline-style="none" fo:font-weight="normal" style:letter-kerning="false" fo:background-color="transparent" style:font-name-asian="Times New Roman" style:font-size-asian="10pt" style:language-asian="nb" style:country-asian="NO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Times New Roman" style:font-name-asian="Times New Roman" style:font-name-complex="Times New Roman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Times New Roman" style:font-name-asian="Times New Roman" style:font-name-complex="Times New Roman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Normal">
      <style:text-properties fo:font-weight="bold" style:font-weight-asian="bold"/>
    </style:style>
    <style:style style:name="MT1" style:family="text">
      <style:text-properties fo:language="nb" fo:country="NO" style:language-asian="nb" style:country-asian="NO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035cm solid #000000" style:writing-mode="lr-tb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cm" fo:margin-bottom="1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Text Box 2" text:anchor-type="paragraph" svg:x="8.708cm" svg:y="0cm" svg:width="8.648cm" style:rel-width="scale" svg:height="1cm" style:rel-height="scale" draw:z-index="0"><draw:text-box><text:p text:style-name="MP2">Mottatt av instituttet dato:</text:p></draw:text-box></draw:frame><text:span text:style-name="Default_20_Paragraph_20_Font"><text:span text:style-name="MT1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SØKNAD OM Å FÅ AVHANDLINGEN BEDØMT</dc:title>
    <meta:initial-creator>Merethe Bremer</meta:initial-creator>
    <dc:creator>Jean-Raphaël Martinez</dc:creator>
    <meta:creation-date>2011-03-24T18:20:00Z</meta:creation-date>
    <dc:date>2011-03-24T19:24:47.67</dc:date>
    <meta:print-date>2007-07-13T12:46:00Z</meta:print-date>
    <meta:editing-cycles>3</meta:editing-cycles>
    <meta:editing-duration>PT3M27S</meta:editing-duration>
    <meta:document-statistic meta:table-count="1" meta:image-count="0" meta:object-count="0" meta:page-count="1" meta:paragraph-count="37" meta:word-count="233" meta:character-count="1804"/>
    <meta:template xlink:type="simple" xlink:actuate="onRequest" xlink:title="" xlink:href="Normal.dotm"/>
  </office:meta>
</office:document-meta>
</file>